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draw:marker-start-width="0.245cm" draw:marker-end-width="0.245cm" draw:fill="hatch" draw:fill-color="#ff3333" draw:fill-hatch-name="Black_20_45_20_Degrees_20_Wide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245cm" draw:marker-end="Arrow" draw:marker-end-width="0.345cm" draw:fill="hatch" draw:fill-hatch-name="Black_20_45_20_Degrees_20_Wide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245cm" draw:marker-end-width="0.245cm" draw:fill="hatch" draw:fill-color="#0099ff" draw:fill-hatch-name="jotain_5f_piru_5f_vie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3cm" draw:marker-start-width="0.245cm" draw:marker-end="Arrow" draw:marker-end-width="0.345cm" draw:fill="hatch" draw:fill-hatch-name="jotain_5f_piru_5f_vie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2cm" draw:marker-start-width="0.5cm" draw:marker-end-width="0.5cm" draw:fill="hatch" draw:fill-color="#0099ff" draw:fill-hatch-name="jotain_5f_piru_5f_vi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draw:marker-start-width="0.5cm" draw:marker-end-width="0.5cm" draw:fill="hatch" draw:fill-color="#ff3333" draw:fill-hatch-name="Black_20_45_20_Degrees_20_Wid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03cm" draw:marker-start-width="0.245cm" draw:marker-end-width="0.245cm" draw:fill="hatch" draw:fill-color="#0099ff" draw:fill-hatch-name="jotain_5f_piru_5f_vie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draw:marker-start-width="0.245cm" draw:marker-end-width="0.245cm" draw:fill="hatch" draw:fill-color="#ff3333" draw:fill-hatch-name="Black_20_45_20_Degrees_20_Wide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21">
        <office:forms form:automatic-focus="false" form:apply-design-mode="false"/>
        <draw:circle draw:style-name="gr1" draw:text-style-name="P2" draw:id="id1" draw:layer="layout" svg:width="2.5cm" svg:height="2.5cm" svg:x="13.9cm" svg:y="3cm">
          <text:p text:style-name="P1"><text:span text:style-name="T1">Version_</text:span></text:p>
          <text:p text:style-name="P1"><text:span text:style-name="T1">IHL_DS</text:span></text:p>
        </draw:circle>
        <draw:circle draw:style-name="gr1" draw:text-style-name="P2" draw:id="id2" draw:layer="layout" svg:width="2.5cm" svg:height="2.5cm" svg:x="16.9cm" svg:y="0.7cm">
          <text:p text:style-name="P1"><text:span text:style-name="T1">IP_length</text:span></text:p>
        </draw:circle>
        <draw:circle draw:style-name="gr1" draw:text-style-name="P2" draw:id="id3" draw:layer="layout" svg:width="2.5cm" svg:height="2.5cm" svg:x="20.2cm" svg:y="2.8cm">
          <text:p text:style-name="P1"><text:span text:style-name="T1">ID</text:span></text:p>
        </draw:circle>
        <draw:circle draw:style-name="gr1" draw:text-style-name="P2" draw:id="id4" draw:layer="layout" svg:width="2.5cm" svg:height="2.5cm" svg:x="20.9cm" svg:y="6.2cm">
          <text:p text:style-name="P1"><text:span text:style-name="T1">flags_offset</text:span></text:p>
        </draw:circle>
        <draw:circle draw:style-name="gr1" draw:text-style-name="P2" draw:id="id5" draw:layer="layout" svg:width="2.5cm" svg:height="2.5cm" svg:x="21.2cm" svg:y="9.6cm">
          <text:p text:style-name="P1"><text:span text:style-name="T1">TTL_</text:span></text:p>
          <text:p text:style-name="P1"><text:span text:style-name="T1">protocol</text:span></text:p>
        </draw:circle>
        <draw:circle draw:style-name="gr1" draw:text-style-name="P2" draw:id="id6" draw:layer="layout" svg:width="2.5cm" svg:height="2.5cm" svg:x="20.7cm" svg:y="12.9cm">
          <text:p text:style-name="P1"><text:span text:style-name="T1">header_</text:span></text:p>
          <text:p text:style-name="P1"><text:span text:style-name="T1">checksum</text:span></text:p>
        </draw:circle>
        <draw:circle draw:style-name="gr1" draw:text-style-name="P2" draw:id="id7" draw:layer="layout" svg:width="2.5cm" svg:height="2.5cm" svg:x="18.3cm" svg:y="15cm">
          <text:p text:style-name="P1"><text:span text:style-name="T1">source_</text:span></text:p>
          <text:p text:style-name="P1"><text:span text:style-name="T1">addr1</text:span></text:p>
        </draw:circle>
        <draw:circle draw:style-name="gr1" draw:text-style-name="P2" draw:id="id8" draw:layer="layout" svg:width="2.5cm" svg:height="2.5cm" svg:x="14.9cm" svg:y="13.7cm">
          <text:p text:style-name="P1"><text:span text:style-name="T1">source_</text:span></text:p>
          <text:p text:style-name="P1"><text:span text:style-name="T1">addr2</text:span></text:p>
        </draw:circle>
        <draw:circle draw:style-name="gr1" draw:text-style-name="P2" draw:id="id9" draw:layer="layout" svg:width="2.5cm" svg:height="2.5cm" svg:x="12.6cm" svg:y="11cm">
          <text:p text:style-name="P1"><text:span text:style-name="T1">dest_addr1</text:span></text:p>
        </draw:circle>
        <draw:circle draw:style-name="gr1" draw:text-style-name="P2" draw:id="id10" draw:layer="layout" svg:width="2.5cm" svg:height="2.5cm" svg:x="12.9cm" svg:y="7.5cm">
          <text:p text:style-name="P1"><text:span text:style-name="T1">dest_addr2</text:span></text:p>
        </draw:circle>
        <draw:circle draw:style-name="gr1" draw:text-style-name="P2" draw:id="id11" draw:layer="layout" svg:width="2.5cm" svg:height="2.5cm" svg:x="16.1cm" svg:y="5.4cm">
          <text:p text:style-name="P1"><text:span text:style-name="T1">discard</text:span></text:p>
        </draw:circle>
        <draw:connector draw:style-name="gr2" draw:text-style-name="P3" draw:layer="layout" draw:type="curve" svg:x1="15.15cm" svg:y1="3cm" svg:x2="16.9cm" svg:y2="1.95cm" draw:start-shape="id1" draw:start-glue-point="0" draw:end-shape="id2" draw:end-glue-point="3">
          <text:p text:style-name="P4"/>
        </draw:connector>
        <draw:connector draw:style-name="gr2" draw:text-style-name="P3" draw:layer="layout" draw:type="curve" svg:x1="19.4cm" svg:y1="1.95cm" svg:x2="21.45cm" svg:y2="2.8cm" draw:start-shape="id2" draw:start-glue-point="1" draw:end-shape="id3" draw:end-glue-point="0">
          <text:p text:style-name="P4"/>
        </draw:connector>
        <draw:connector draw:style-name="gr2" draw:text-style-name="P3" draw:layer="layout" draw:type="curve" svg:x1="21.45cm" svg:y1="5.3cm" svg:x2="22.15cm" svg:y2="6.2cm" draw:start-shape="id3" draw:start-glue-point="2" draw:end-shape="id4" draw:end-glue-point="0">
          <text:p text:style-name="P4"/>
        </draw:connector>
        <draw:connector draw:style-name="gr2" draw:text-style-name="P3" draw:layer="layout" draw:type="curve" svg:x1="22.15cm" svg:y1="8.7cm" svg:x2="22.45cm" svg:y2="9.6cm" draw:start-shape="id4" draw:start-glue-point="2" draw:end-shape="id5" draw:end-glue-point="0">
          <text:p text:style-name="P4"/>
        </draw:connector>
        <draw:connector draw:style-name="gr2" draw:text-style-name="P3" draw:layer="layout" draw:type="curve" svg:x1="22.45cm" svg:y1="12.1cm" svg:x2="21.95cm" svg:y2="12.9cm" draw:start-shape="id5" draw:start-glue-point="2" draw:end-shape="id6" draw:end-glue-point="0">
          <text:p text:style-name="P4"/>
        </draw:connector>
        <draw:connector draw:style-name="gr2" draw:text-style-name="P3" draw:layer="layout" draw:type="curve" svg:x1="21.95cm" svg:y1="15.4cm" svg:x2="20.8cm" svg:y2="16.25cm" draw:start-shape="id6" draw:start-glue-point="2" draw:end-shape="id7" draw:end-glue-point="1">
          <text:p text:style-name="P4"/>
        </draw:connector>
        <draw:connector draw:style-name="gr2" draw:text-style-name="P3" draw:layer="layout" draw:type="curve" svg:x1="18.3cm" svg:y1="16.25cm" svg:x2="17.4cm" svg:y2="14.95cm" draw:start-shape="id7" draw:start-glue-point="3" draw:end-shape="id8" draw:end-glue-point="1">
          <text:p text:style-name="P4"/>
        </draw:connector>
        <draw:connector draw:style-name="gr2" draw:text-style-name="P3" draw:layer="layout" draw:type="curve" svg:x1="14.9cm" svg:y1="14.95cm" svg:x2="13.85cm" svg:y2="13.5cm" draw:start-shape="id8" draw:start-glue-point="3" draw:end-shape="id9" draw:end-glue-point="2">
          <text:p text:style-name="P4"/>
        </draw:connector>
        <draw:connector draw:style-name="gr2" draw:text-style-name="P3" draw:layer="layout" draw:type="curve" svg:x1="13.85cm" svg:y1="11cm" svg:x2="14.15cm" svg:y2="10cm" draw:start-shape="id9" draw:start-glue-point="0" draw:end-shape="id10" draw:end-glue-point="2">
          <text:p text:style-name="P4"/>
        </draw:connector>
        <draw:connector draw:style-name="gr2" draw:text-style-name="P3" draw:layer="layout" draw:type="curve" svg:x1="15.4cm" svg:y1="8.75cm" svg:x2="17.35cm" svg:y2="7.9cm" draw:start-shape="id10" draw:start-glue-point="1" draw:end-shape="id11" draw:end-glue-point="2">
          <text:p text:style-name="P4"/>
        </draw:connector>
        <draw:connector draw:style-name="gr2" draw:text-style-name="P3" draw:layer="layout" draw:type="curve" svg:x1="14.15cm" svg:y1="7.5cm" svg:x2="15.15cm" svg:y2="5.5cm" draw:start-shape="id10" draw:start-glue-point="0" draw:end-shape="id1" draw:end-glue-point="2">
          <text:p text:style-name="P4"/>
        </draw:connector>
        <draw:connector draw:style-name="gr2" draw:text-style-name="P3" draw:layer="layout" draw:type="curve" svg:x1="17.35cm" svg:y1="5.4cm" svg:x2="16.4cm" svg:y2="4.25cm" draw:start-shape="id11" draw:start-glue-point="0" draw:end-shape="id1" draw:end-glue-point="1">
          <text:p text:style-name="P4"/>
        </draw:connector>
        <draw:circle draw:style-name="gr3" draw:text-style-name="P2" draw:id="id12" draw:layer="layout" svg:width="2.5cm" svg:height="2.5cm" svg:x="2.6cm" svg:y="8.6cm">
          <text:p text:style-name="P1"><text:span text:style-name="T1">source_port</text:span></text:p>
        </draw:circle>
        <draw:circle draw:style-name="gr3" draw:text-style-name="P2" draw:id="id13" draw:layer="layout" svg:width="2.5cm" svg:height="2.5cm" svg:x="6.9cm" svg:y="8.6cm">
          <text:p text:style-name="P1"><text:span text:style-name="T1">dest_port</text:span></text:p>
        </draw:circle>
        <draw:circle draw:style-name="gr3" draw:text-style-name="P2" draw:id="id14" draw:layer="layout" svg:width="2.5cm" svg:height="2.5cm" svg:x="6.9cm" svg:y="12.6cm">
          <text:p text:style-name="P1"><text:span text:style-name="T1">UDP_length</text:span></text:p>
        </draw:circle>
        <draw:circle draw:style-name="gr3" draw:text-style-name="P2" draw:id="id15" draw:layer="layout" svg:width="2.5cm" svg:height="2.5cm" svg:x="2.6cm" svg:y="12.6cm">
          <text:p text:style-name="P1"><text:span text:style-name="T1">UDP_</text:span></text:p>
          <text:p text:style-name="P1"><text:span text:style-name="T1">checksum</text:span></text:p>
        </draw:circle>
        <draw:connector draw:style-name="gr4" draw:text-style-name="P3" draw:layer="layout" draw:type="curve" svg:x1="5.1cm" svg:y1="9.85cm" svg:x2="6.9cm" svg:y2="9.85cm" draw:start-shape="id12" draw:start-glue-point="1" draw:end-shape="id13" draw:end-glue-point="3">
          <text:p text:style-name="P4"/>
        </draw:connector>
        <draw:connector draw:style-name="gr4" draw:text-style-name="P3" draw:layer="layout" draw:type="curve" svg:x1="8.15cm" svg:y1="11.1cm" svg:x2="8.15cm" svg:y2="12.6cm" draw:start-shape="id13" draw:start-glue-point="2" draw:end-shape="id14" draw:end-glue-point="0">
          <text:p text:style-name="P4"/>
        </draw:connector>
        <draw:connector draw:style-name="gr4" draw:text-style-name="P3" draw:layer="layout" draw:type="curve" svg:x1="6.9cm" svg:y1="13.85cm" svg:x2="5.1cm" svg:y2="13.85cm" draw:start-shape="id14" draw:start-glue-point="3" draw:end-shape="id15" draw:end-glue-point="1">
          <text:p text:style-name="P4"/>
        </draw:connector>
        <draw:connector draw:style-name="gr4" draw:text-style-name="P3" draw:layer="layout" draw:type="curve" svg:x1="3.85cm" svg:y1="12.6cm" svg:x2="3.85cm" svg:y2="11.1cm" draw:start-shape="id15" draw:start-glue-point="0" draw:end-shape="id12" draw:end-glue-point="2">
          <text:p text:style-name="P4"/>
        </draw:connector>
        <draw:circle draw:style-name="gr5" draw:text-style-name="P2" draw:id="id16" draw:layer="layout" svg:width="1cm" svg:height="1cm" svg:x="0.9cm" svg:y="7.7cm">
          <text:p text:style-name="P4"/>
        </draw:circle>
        <draw:connector draw:style-name="gr4" draw:text-style-name="P3" draw:layer="layout" draw:type="curve" svg:x1="1.4cm" svg:y1="8.7cm" svg:x2="2.6cm" svg:y2="9.85cm" draw:start-shape="id16" draw:start-glue-point="2" draw:end-shape="id12" draw:end-glue-point="3">
          <text:p text:style-name="P4"/>
        </draw:connector>
        <draw:circle draw:style-name="gr6" draw:text-style-name="P2" draw:id="id17" draw:layer="layout" svg:width="1cm" svg:height="1cm" svg:x="12.4cm" svg:y="2cm">
          <text:p text:style-name="P4"/>
        </draw:circle>
        <draw:connector draw:style-name="gr2" draw:text-style-name="P3" draw:layer="layout" draw:type="curve" svg:x1="12.9cm" svg:y1="3cm" svg:x2="13.9cm" svg:y2="4.25cm" draw:start-shape="id17" draw:start-glue-point="2" draw:end-shape="id1" draw:end-glue-point="3">
          <text:p text:style-name="P4"/>
        </draw:connector>
        <draw:circle draw:style-name="gr7" draw:text-style-name="P2" draw:layer="layout" svg:width="1.5cm" svg:height="1.5cm" svg:x="1.4cm" svg:y="3.9cm">
          <text:p text:style-name="P4"/>
        </draw:circle>
        <draw:circle draw:style-name="gr8" draw:text-style-name="P2" draw:layer="layout" svg:width="1.5cm" svg:height="1.5cm" svg:x="1.4cm" svg:y="1.9cm">
          <text:p text:style-name="P4"/>
        </draw:circle>
        <draw:frame draw:style-name="gr9" draw:text-style-name="P4" draw:layer="layout" svg:width="5.5cm" svg:height="0.962cm" svg:x="2.9cm" svg:y="2.2cm">
          <draw:text-box>
            <text:p text:style-name="P4">IP header states</text:p>
          </draw:text-box>
        </draw:frame>
        <draw:frame draw:style-name="gr9" draw:text-style-name="P4" draw:layer="layout" svg:width="6.5cm" svg:height="0.962cm" svg:x="2.9cm" svg:y="4.3cm">
          <draw:text-box>
            <text:p text:style-name="P4">UDP header states</text:p>
          </draw:text-box>
        </draw:frame>
        <presentation:notes draw:style-name="dp2">
          <draw:page-thumbnail draw:style-name="gr10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45_20_Degrees_20_Wide" draw:display-name="Black 45 Degrees Wide" draw:style="single" draw:color="#000000" draw:distance="0.508cm" draw:rotation="450"/>
    <draw:hatch draw:name="jotain_5f_piru_5f_vie" draw:display-name="jotain_piru_vie" draw:style="single" draw:color="#000000" draw:distance="0.51cm" draw:rotation="13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i" fo:country="FI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>
        <text:list-style style:name="Oletu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outline2" style:family="presentation" style:parent-style-name="Oletu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o&gt;</text:page-number></text:span></text:p>
        </draw:text-box>
      </draw:frame>
      <draw:page-thumbnail draw:layer="backgroundobjects" svg:width="5.939cm" svg:height="4.275cm" svg:x="2.97cm" svg:y="4.109cm" draw:page-number="1"/>
      <draw:page-thumbnail draw:layer="backgroundobjects" svg:width="5.939cm" svg:height="4.275cm" svg:x="11.88cm" svg:y="4.109cm"/>
      <draw:page-thumbnail draw:layer="backgroundobjects" svg:width="5.939cm" svg:height="4.275cm" svg:x="20.79cm" svg:y="4.109cm"/>
      <draw:page-thumbnail draw:layer="backgroundobjects" svg:width="5.939cm" svg:height="4.275cm" svg:x="2.97cm" svg:y="12.614cm"/>
      <draw:page-thumbnail draw:layer="backgroundobjects" svg:width="5.939cm" svg:height="4.275cm" svg:x="11.88cm" svg:y="12.614cm"/>
      <draw:page-thumbnail draw:layer="backgroundobjects" svg:width="5.939cm" svg:height="4.275cm" svg:x="20.79cm" svg:y="12.614cm"/>
    </style:handout-master>
    <style:master-page style:name="Oletus" style:page-layout-name="PM1" draw:style-name="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o&gt;</text:page-number></text:span></text:p>
        </draw:text-box>
      </draw:frame>
      <presentation:notes style:page-layout-name="PM2">
        <draw:page-thumbnail presentation:style-name="Oletus-title" draw:layer="backgroundobjects" svg:width="14.848cm" svg:height="11.135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Nieminen</meta:initial-creator>
    <meta:creation-date>2009-10-22T13:40:49</meta:creation-date>
    <dc:creator>Jussi Nieminen</dc:creator>
    <dc:date>2010-01-13T12:40:32</dc:date>
    <meta:editing-cycles>5</meta:editing-cycles>
    <meta:editing-duration>PT11M47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